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8.89cm" svg:x="31.099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39.982cm" svg:y="3.915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2.76cm" svg:y="8.659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1.478cm" svg:y="4.043cm">
          <draw:text-box>
            <text:p><text:span text:style-name="T1">Distances</text:span></text:p>
          </draw:text-box>
        </draw:frame>
        <draw:frame draw:style-name="gr4" draw:text-style-name="P5" draw:layer="layout" svg:width="2.675cm" svg:height="1.043cm" svg:x="37.859cm" svg:y="10.635cm">
          <draw:text-box>
            <text:p>uses</text:p>
          </draw:text-box>
        </draw:frame>
        <draw:connector draw:style-name="gr5" draw:text-style-name="P6" draw:layer="layout" svg:x1="37.205cm" svg:y1="9.992cm" svg:x2="39.982cm" svg:y2="9.992cm" draw:start-shape="id1" draw:start-glue-point="1" draw:end-shape="id2" svg:d="M37205 9992h2777" svg:viewBox="0 0 2778 1">
          <text:p/>
        </draw:connector>
        <draw:custom-shape draw:style-name="gr2" draw:text-style-name="P3" xml:id="id2" draw:id="id2" draw:layer="layout" svg:width="4.445cm" svg:height="2.667cm" svg:x="39.982cm" svg:y="8.659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204cm" svg:y1="8.659cm" svg:x2="42.204cm" svg:y2="6.582cm" draw:start-shape="id2" draw:start-glue-point="0" draw:end-shape="id3" svg:d="M42204 8659v-2077" svg:viewBox="0 0 1 2078">
          <text:p/>
        </draw:connector>
        <draw:frame draw:style-name="gr4" draw:text-style-name="P5" draw:layer="layout" svg:width="1.451cm" svg:height="1.043cm" svg:x="42.612cm" svg:y="7.444cm">
          <draw:text-box>
            <text:p>isa</text:p>
          </draw:text-box>
        </draw:frame>
        <draw:custom-shape draw:style-name="gr6" draw:text-style-name="P1" draw:layer="layout" svg:width="8.71cm" svg:height="5.941cm" svg:x="48.498cm" svg:y="17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45cm" svg:height="2.667cm" svg:x="49.276cm" svg:y="20.39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5.806cm" svg:height="1.568cm" svg:x="51.662cm" svg:y="18.07cm">
          <draw:text-box>
            <text:p><text:span text:style-name="T1">Problem</text:span></text:p>
          </draw:text-box>
        </draw:frame>
        <draw:custom-shape draw:style-name="gr8" draw:text-style-name="P1" draw:layer="layout" svg:width="18.161cm" svg:height="23.854cm" svg:x="27.035cm" svg:y="17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6.454cm" svg:height="1.568cm" svg:x="38.338cm" svg:y="18.161cm">
          <draw:text-box>
            <text:p><text:span text:style-name="T1">Sampling</text:span></text:p>
          </draw:text-box>
        </draw:frame>
        <draw:custom-shape draw:style-name="gr10" draw:text-style-name="P8" xml:id="id4" draw:id="id4" draw:layer="layout" svg:width="4.408cm" svg:height="3.606cm" svg:x="39.78cm" svg:y="35.921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6" draw:id="id6" draw:layer="layout" svg:width="4.408cm" svg:height="3.714cm" svg:x="34.409cm" svg:y="35.867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" draw:id="id5" draw:layer="layout" svg:width="4.408cm" svg:height="3.606cm" svg:x="37.33cm" svg:y="28.27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38.673cm" svg:y="34.262cm">
          <draw:text-box>
            <text:p>isa</text:p>
          </draw:text-box>
        </draw:frame>
        <draw:connector draw:style-name="gr5" draw:text-style-name="P6" draw:layer="layout" svg:x1="41.984cm" svg:y1="35.921cm" svg:x2="39.534cm" svg:y2="31.876cm" draw:start-shape="id4" draw:start-glue-point="0" draw:end-shape="id5" svg:d="M41984 35921v-2022h-2450v-2023" svg:viewBox="0 0 2451 4046">
          <text:p/>
        </draw:connector>
        <draw:connector draw:style-name="gr5" draw:text-style-name="P6" draw:layer="layout" svg:x1="36.613cm" svg:y1="35.867cm" svg:x2="39.534cm" svg:y2="31.876cm" draw:start-shape="id6" draw:start-glue-point="0" draw:end-shape="id5" draw:end-glue-point="2" svg:d="M36613 35867v-1995h2921v-1996" svg:viewBox="0 0 2922 3992">
          <text:p/>
        </draw:connector>
        <draw:custom-shape draw:style-name="gr2" draw:text-style-name="P3" xml:id="id7" draw:id="id7" draw:layer="layout" svg:width="4.445cm" svg:height="2.667cm" svg:x="28.057cm" svg:y="28.74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37.33cm" svg:y1="30.073cm" svg:x2="32.502cm" svg:y2="30.073cm" draw:start-shape="id5" draw:start-glue-point="3" draw:end-shape="id7" draw:end-glue-point="1" svg:d="M37330 30073h-4828" svg:viewBox="0 0 4829 1">
          <text:p/>
        </draw:connector>
        <draw:frame draw:style-name="gr4" draw:text-style-name="P5" draw:layer="layout" svg:width="2.675cm" svg:height="1.043cm" svg:x="34.272cm" svg:y="30.275cm">
          <draw:text-box>
            <text:p>use</text:p>
          </draw:text-box>
        </draw:frame>
        <draw:custom-shape draw:style-name="gr10" draw:text-style-name="P8" draw:layer="layout" svg:width="4.408cm" svg:height="3.606cm" svg:x="31.48cm" svg:y="20.685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35.617cm" svg:y="24.976cm">
          <draw:text-box>
            <text:p>isa</text:p>
          </draw:text-box>
        </draw:frame>
        <draw:connector draw:style-name="gr5" draw:text-style-name="P6" draw:layer="layout" svg:x1="39.534cm" svg:y1="28.27cm" svg:x2="34.11cm" svg:y2="24.241cm" draw:start-shape="id5" draw:start-glue-point="0" svg:d="M39534 28270v-2265h-5424v-1764" svg:viewBox="0 0 5425 403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1T15:55:03.880962609</dc:date>
    <meta:editing-duration>P18DT7H27M12S</meta:editing-duration>
    <meta:editing-cycles>229</meta:editing-cycles>
    <meta:generator>LibreOffice/7.3.4.2$Linux_X86_64 LibreOffice_project/30$Build-2</meta:generator>
    <meta:document-statistic meta:object-count="26"/>
  </office:meta>
</office:document-meta>
</file>